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fo:font-size="16pt" fo:letter-spacing="0.035cm" officeooo:rsid="001a2c80" officeooo:paragraph-rsid="001a2c80" style:font-size-asian="16pt" style:font-size-complex="16pt"/>
    </style:style>
    <style:style style:name="P2" style:family="paragraph" style:parent-style-name="Standard">
      <style:paragraph-properties fo:line-height="200%"/>
      <style:text-properties fo:font-size="16pt" fo:letter-spacing="0.035cm" officeooo:rsid="0022e946" officeooo:paragraph-rsid="0022e946" style:font-size-asian="16pt" style:font-size-complex="16pt"/>
    </style:style>
    <style:style style:name="P3" style:family="paragraph" style:parent-style-name="Standard">
      <style:paragraph-properties fo:line-height="200%"/>
      <style:text-properties fo:font-size="16pt" fo:letter-spacing="0.035cm" officeooo:rsid="001ec99e" officeooo:paragraph-rsid="001ec99e" style:font-size-asian="16pt" style:font-size-complex="16pt"/>
    </style:style>
    <style:style style:name="P4" style:family="paragraph" style:parent-style-name="Standard">
      <style:paragraph-properties fo:line-height="200%"/>
      <style:text-properties fo:font-size="16pt" fo:letter-spacing="0.035cm" officeooo:rsid="001f95d6" officeooo:paragraph-rsid="001f95d6" style:font-size-asian="16pt" style:font-size-complex="16pt"/>
    </style:style>
    <style:style style:name="P5" style:family="paragraph" style:parent-style-name="Standard">
      <style:paragraph-properties fo:line-height="200%"/>
      <style:text-properties fo:font-size="16pt" fo:letter-spacing="0.035cm" officeooo:rsid="00215822" officeooo:paragraph-rsid="00215822" style:font-size-asian="16pt" style:font-size-complex="16pt"/>
    </style:style>
    <style:style style:name="P6" style:family="paragraph" style:parent-style-name="Standard">
      <style:paragraph-properties fo:line-height="200%" fo:break-before="page"/>
      <style:text-properties fo:font-size="16pt" fo:letter-spacing="0.035cm" officeooo:rsid="001ec99e" officeooo:paragraph-rsid="001ec99e" style:font-size-asian="16pt" style:font-size-complex="16pt"/>
    </style:style>
    <style:style style:name="T1" style:family="text">
      <style:text-properties officeooo:rsid="001c1ddf"/>
    </style:style>
    <style:style style:name="T2" style:family="text">
      <style:text-properties officeooo:rsid="001fe39a"/>
    </style:style>
    <style:style style:name="T3" style:family="text">
      <style:text-properties officeooo:rsid="0022e946"/>
    </style:style>
    <style:style style:name="T4" style:family="text">
      <style:text-properties officeooo:rsid="00234a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llo miteinander, wir , <text:s/>das sind : Aaron, Bashar und ich, Immanuel, haben uns mit einer Suchmaschine für politische Reden beschäftigt.</text:p>
      <text:p text:style-name="P1"/>
      <text:p text:style-name="P1">Wir wollten dabei interessierten Nutzern, also beispielsweise Journalisten, generell politisch Interessierten, Schülern und Studenten oder auch Lobbyisten :wink: ein Werkzeug an die Hand zu geben, um politisch-motivierte Informationen, also entscheidungsrelevante <text:span text:style-name="T1">Prämissen,</text:span> Thesen und deren Argumentation , sowie der Stellungnahme bestimmter Politiker aus deren Primärquelle zur Verfügung zu stellen, </text:p>
      <text:p text:style-name="P1">Aussagen im Kontext überprüfen zu können, um so mit das eigene politische Meinungsbild zu schärfen,</text:p>
      <text:p text:style-name="P1">Recherchen für eben jene Journalisten oder Lobbyisten zu erleichtern und insgesamt damit auch Desinformationskampagnen und Framing entgegenzuwirken. </text:p>
      <text:p text:style-name="P1"/>
      <text:p text:style-name="P1"/>
      <text:p text:style-name="P1"/>
      <text:p text:style-name="P1"/>
      <text:p text:style-name="P1"><text:soft-page-break/>Dabei gab es im wesentlichen zwei Herausforderungen:</text:p>
      <text:p text:style-name="P1"/>
      <text:p text:style-name="P1"><text:span text:style-name="T3">Z</text:span>um einen die inhaltliche Analyse der Reden: Also der Frage „Wer hat was wann und wo zu welchem Thema gesagt?“ <text:span text:style-name="T3">Welche relevante Themen tauchen auf und welche werden angesprochen, auf wen nehmen die Redner*innen Bezug und welche Ausdrücke verwenden sie dazu</text:span></text:p>
      <text:p text:style-name="P1"/>
      <text:p text:style-name="P2">Und zum anderen die rhetorische Analyse, um he<text:span text:style-name="T4">rauszufinden, in welchem Verhältnis das gesprochene Wort zu der vermittelten Aussage der Redner*innen steht. Also werde etwa bewusst eindeutig konnotierte Wörter benutzt, um bei dem Zuhörer eine bestimmte emotionale Regung auszulösen. Welche Metaphern oder populäre Redewendungen werden benutzt, um „die Sprache des Volkes zu bedienen“ und werden etwa logische Fehlschlüsse oder Lügen verbreitet, um den Zuhörer zu einer bestimmten Meinung zu überreden.</text:span></text:p>
      <text:p text:style-name="P6">Architektur</text:p>
      <text:p text:style-name="P3"/>
      <text:p text:style-name="P3">Unsere Suchmaschine besteht aus drei Komponenten, die alle über REST-APIs untereinander kommunizieren.</text:p>
      <text:p text:style-name="P4">Da wäre zum einen die Lucene-Implementierung Solr <text:span text:style-name="T2">als Backend </text:span>zu nennen, welche unser Dataset <text:span text:style-name="T2">gespeichert, geparsed und indexiert hat.</text:span></text:p>
      <text:p text:style-name="P5">Dann natürlich das User-Interface auf Basis von AngularJS, welches auf einem NGINX-Webserver läuft und für das Query-Processing mit Solr kommuniziert.</text:p>
      <text:p text:style-name="P5">Als dritte Komponente haben wir noch einen Evaluationsserver, der die Queries und deren Results loggt und mit dem Frontend im Evaluationsmodus das Relevanzfeedback speich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22:45:58.478086162</meta:creation-date>
    <dc:date>2019-04-09T08:41:05.111513538</dc:date>
    <meta:editing-duration>PT29M7S</meta:editing-duration>
    <meta:editing-cycles>4</meta:editing-cycles>
    <meta:generator>LibreOffice/5.1.6.2$Linux_X86_64 LibreOffice_project/10m0$Build-2</meta:generator>
    <meta:document-statistic meta:table-count="0" meta:image-count="0" meta:object-count="0" meta:page-count="3" meta:paragraph-count="12" meta:word-count="294" meta:character-count="2164" meta:non-whitespace-character-count="1879"/>
  </office:meta>
</office:document-meta>
</file>